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0pt" officeooo:rsid="00068890" officeooo:paragraph-rsid="00068890" style:font-size-asian="400pt" style:font-size-complex="400pt"/>
    </style:style>
    <style:style style:name="P2" style:family="paragraph" style:parent-style-name="Standard">
      <style:paragraph-properties fo:text-align="center" style:justify-single-word="false"/>
      <style:text-properties fo:font-size="400pt" officeooo:rsid="00068890" officeooo:paragraph-rsid="00068890" style:font-size-asian="400pt" style:font-size-complex="40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age-number text:select-page="current">1</text:page-number></text:p>
      <text:p text:style-name="P1"><text:soft-page-break/><text:page-number text:select-page="current">2</text:page-number></text:p>
      <text:p text:style-name="P1"><text:soft-page-break/><text:page-number text:select-page="current">3</text:page-number></text:p>
      <text:p text:style-name="P1"><text:soft-page-break/><text:page-number text:select-page="current">4</text:page-number></text:p>
      <text:p text:style-name="P1"><text:soft-page-break/><text:page-number text:select-page="current">5</text:page-number></text:p>
      <text:p text:style-name="P1"><text:soft-page-break/><text:page-number text:select-page="current">6</text:page-number></text:p>
      <text:p text:style-name="P1"><text:soft-page-break/><text:page-number text:select-page="current">7</text:page-number></text:p>
      <text:p text:style-name="P1"><text:soft-page-break/><text:page-number text:select-page="current">8</text:page-number></text:p>
      <text:p text:style-name="P1"><text:soft-page-break/><text:page-number text:select-page="current">9</text:page-number></text:p>
      <text:p text:style-name="P1"><text:soft-page-break/><text:page-number text:select-page="current">10</text:page-number></text:p>
      <text:p text:style-name="P1"><text:soft-page-break/><text:page-number text:select-page="current">11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fo:border="0.99pt solid #000000" fo:padding="0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3:37:35.476775576</meta:creation-date>
    <dc:date>2014-11-22T21:14:23.749581912</dc:date>
    <meta:editing-duration>PT16M26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1" meta:paragraph-count="11" meta:word-count="11" meta:character-count="11" meta:non-whitespace-character-count="11"/>
  </office:meta>
</office:document-meta>
</file>